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02b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7" style:family="paragraph" style:parent-style-name="Standard">
      <style:paragraph-properties fo:text-align="start" style:justify-single-word="false"/>
      <style:text-properties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f02b"/>
    </style:style>
    <style:style style:name="T6" style:family="text">
      <style:text-properties officeooo:rsid="001eb193"/>
    </style:style>
    <style:style style:name="T7" style:family="text">
      <style:text-properties style:text-position="0% 100%" officeooo:rsid="001eb193"/>
    </style:style>
    <style:style style:name="T8" style:family="text">
      <style:text-properties officeooo:rsid="002047f4"/>
    </style:style>
    <style:style style:name="T9" style:family="text">
      <style:text-properties officeooo:rsid="002721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2208589937602173595" text:style-name="L1">
        <text:list-item>
          <text:p text:style-name="P10">A <text:span text:style-name="T5">8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1202173398053" text:continue-numbering="true" text:style-name="L1">
        <text:list-item>
          <text:p text:style-name="P11">The Flash is running at a relatively leisurely (for him) speed of <text:s/><text:span text:style-name="T5">1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1201160432535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6</text:span>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1202371392629" text:continue-numbering="true" text:style-name="L1">
        <text:list-item>
          <text:p text:style-name="P13">A Meteorite is traveling at 1<text:span text:style-name="T5">5</text:span>000 m/s. <text:s/>If it has a kinetic energy of 6.25 x 10<text:span text:style-name="T1">7</text:span><text:span text:style-name="T7">J</text:span>, what is its <text:span text:style-name="T6">mass</text:span>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1202846916421" text:continue-numbering="true" text:style-name="L1">
        <text:list-item>
          <text:p text:style-name="P14"><text:s/>Sofia lifts a 5 kg bowling ball a height of 1 meter. <text:s/>She then exerts a horizontal force of 2<text:span text:style-name="T5">5</text:span>0 N on the bowling ball for a distance of 2.<text:span text:style-name="T5">1</text:span> meters. <text:s/><text:span text:style-name="T8">The mass of a bowling pin is 1.5 kg and the length of a bowling lane is 18.288 m.</text:span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202823528311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1201977605572" text:continue-numbering="true" text:style-name="L1">
        <text:list-item>
          <text:p text:style-name="P15">A regulation basketball has a mass of 0.625 kg. <text:s/>If it has <text:span text:style-name="T5">3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71201549547626" text:continue-numbering="true" text:style-name="L1">
        <text:list-item>
          <text:p text:style-name="P16">A stick of dynamite delivers an energy of approximately 1 MJ. <text:s/>If a rock of mass <text:span text:style-name="T5">8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1201192587049" text:continue-numbering="true" text:style-name="L1">
        <text:list-item>
          <text:p text:style-name="P17">A cement truck is <text:span text:style-name="T9">traveling at a constant speed</text:span>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01865961275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9-01-14T07:12:01.064139646" text:date-adjust="PT24H00M00S">01/15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40M57S</meta:editing-duration>
    <meta:editing-cycles>11</meta:editing-cycles>
    <meta:generator>LibreOffice/5.2.7.2$Linux_X86_64 LibreOffice_project/20$Build-2</meta:generator>
    <dc:date>2019-01-14T07:12:00.981664496</dc:date>
    <meta:document-statistic meta:table-count="0" meta:image-count="2" meta:object-count="0" meta:page-count="2" meta:paragraph-count="15" meta:word-count="388" meta:character-count="2059" meta:non-whitespace-character-count="1641"/>
  </office:meta>
</office:document-meta>
</file>